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25.689cm" fo:margin-left="-0.002cm" fo:margin-top="0cm" fo:margin-bottom="0cm" table:align="left" style:writing-mode="lr-tb"/>
    </style:style>
    <style:style style:name="Tableau2.A" style:family="table-column">
      <style:table-column-properties style:column-width="4.306cm"/>
    </style:style>
    <style:style style:name="Tableau2.C" style:family="table-column">
      <style:table-column-properties style:column-width="4.281cm"/>
    </style:style>
    <style:style style:name="Tableau2.D" style:family="table-column">
      <style:table-column-properties style:column-width="4.209cm"/>
    </style:style>
    <style:style style:name="Tableau2.F" style:family="table-column">
      <style:table-column-properties style:column-width="4.28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ee6e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au2.F1" style:family="table-cell">
      <style:table-cell-properties fo:background-color="#dee6ef" fo:padding="0.097cm" fo:border="0.1pt solid #000000" style:writing-mode="lr-tb">
        <style:background-image/>
      </style:table-cell-properties>
    </style:style>
    <style:style style:name="Tableau2.2" style:family="table-row">
      <style:table-row-properties style:min-row-height="2.822cm" fo:keep-together="auto"/>
    </style:style>
    <style:style style:name="Tableau2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2.B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2.C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2.D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2.E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2.F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3" style:family="table">
      <style:table-properties style:width="25.689cm" fo:margin-left="-0.002cm" fo:margin-top="0cm" fo:margin-bottom="0cm" table:align="left" style:writing-mode="lr-tb"/>
    </style:style>
    <style:style style:name="Tableau3.A" style:family="table-column">
      <style:table-column-properties style:column-width="4.306cm"/>
    </style:style>
    <style:style style:name="Tableau3.B" style:family="table-column">
      <style:table-column-properties style:column-width="2.79cm"/>
    </style:style>
    <style:style style:name="Tableau3.C" style:family="table-column">
      <style:table-column-properties style:column-width="5.796cm"/>
    </style:style>
    <style:style style:name="Tableau3.D" style:family="table-column">
      <style:table-column-properties style:column-width="4.209cm"/>
    </style:style>
    <style:style style:name="Tableau3.F" style:family="table-column">
      <style:table-column-properties style:column-width="4.283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ee6e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au3.F1" style:family="table-cell">
      <style:table-cell-properties fo:background-color="#dee6ef" fo:padding="0.097cm" fo:border="0.1pt solid #000000" style:writing-mode="lr-tb">
        <style:background-image/>
      </style:table-cell-properties>
    </style:style>
    <style:style style:name="Tableau3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B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C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D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E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F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3.A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B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C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D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E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F3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3.A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B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C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D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E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F4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3.A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B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C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D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E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3.F5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" style:family="table">
      <style:table-properties style:width="25.689cm" fo:margin-left="-0.002cm" fo:margin-top="0cm" fo:margin-bottom="0cm" table:align="left" style:writing-mode="lr-tb"/>
    </style:style>
    <style:style style:name="Tableau4.A" style:family="table-column">
      <style:table-column-properties style:column-width="4.306cm"/>
    </style:style>
    <style:style style:name="Tableau4.B" style:family="table-column">
      <style:table-column-properties style:column-width="2.79cm"/>
    </style:style>
    <style:style style:name="Tableau4.C" style:family="table-column">
      <style:table-column-properties style:column-width="5.796cm"/>
    </style:style>
    <style:style style:name="Tableau4.D" style:family="table-column">
      <style:table-column-properties style:column-width="4.209cm"/>
    </style:style>
    <style:style style:name="Tableau4.F" style:family="table-column">
      <style:table-column-properties style:column-width="4.283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ee6e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au4.F1" style:family="table-cell">
      <style:table-cell-properties fo:background-color="#dee6ef" fo:padding="0.097cm" fo:border="0.1pt solid #000000" style:writing-mode="lr-tb">
        <style:background-image/>
      </style:table-cell-properties>
    </style:style>
    <style:style style:name="Tableau4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A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3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A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4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A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5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A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6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A7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7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7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7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7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7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8" style:family="table-row">
      <style:table-row-properties style:min-row-height="1.977cm" fo:keep-together="auto"/>
    </style:style>
    <style:style style:name="Tableau4.A8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8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8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8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8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8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9" style:family="table-row">
      <style:table-row-properties style:min-row-height="1.76cm" fo:keep-together="auto"/>
    </style:style>
    <style:style style:name="Tableau4.A9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9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9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9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9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9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A10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10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10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10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10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10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A11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11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11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11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11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11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A1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1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1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1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1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1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A1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1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1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1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13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13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A1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1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1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1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14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14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15" style:family="table-row">
      <style:table-row-properties style:min-row-height="4.334cm" fo:keep-together="auto"/>
    </style:style>
    <style:style style:name="Tableau4.A1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1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1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1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1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15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4.A1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B1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C1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D1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E1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4.F16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officeooo:paragraph-rsid="00131441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officeooo:paragraph-rsid="001a0466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1a0466"/>
    </style:style>
    <style:style style:name="P5" style:family="paragraph" style:parent-style-name="Standard">
      <style:text-properties officeooo:paragraph-rsid="001a0466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officeooo:rsid="001e657d" officeooo:paragraph-rsid="001e657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officeooo:rsid="0022aa47" officeooo:paragraph-rsid="0022aa47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Liberation Serif" officeooo:rsid="001e657d" officeooo:paragraph-rsid="001e657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Liberation Serif" officeooo:rsid="0022aa47" officeooo:paragraph-rsid="0022aa47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Liberation Serif" officeooo:rsid="0022d19c" officeooo:paragraph-rsid="0022d19c"/>
    </style:style>
    <style:style style:name="P11" style:family="paragraph" style:parent-style-name="Standard">
      <style:text-properties fo:color="#000000" loext:opacity="100%" fo:font-weight="bold" style:font-weight-asian="bold" style:font-weight-complex="bold"/>
    </style:style>
    <style:style style:name="P12" style:family="paragraph" style:parent-style-name="Standard">
      <style:text-properties fo:color="#000000" loext:opacity="100%"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2aa47" officeooo:paragraph-rsid="0022aa47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1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1a0466"/>
    </style:style>
    <style:style style:name="P1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/>
    </style:style>
    <style:style style:name="P1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paragraph-rsid="001a0466"/>
    </style:style>
    <style:style style:name="P1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officeooo:rsid="001ae520" officeooo:paragraph-rsid="001ae520" style:font-size-asian="10pt" style:font-size-complex="10pt"/>
    </style:style>
    <style:style style:name="P1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officeooo:rsid="001ae520" officeooo:paragraph-rsid="00271f5c" style:font-size-asian="10pt" style:font-size-complex="10pt"/>
    </style:style>
    <style:style style:name="P2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officeooo:rsid="001ae520" officeooo:paragraph-rsid="002825ba" style:font-size-asian="10pt" style:font-size-complex="10pt"/>
    </style:style>
    <style:style style:name="P2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officeooo:rsid="0022d19c" officeooo:paragraph-rsid="0022d19c" style:font-size-asian="10pt" style:font-size-complex="10pt"/>
    </style:style>
    <style:style style:name="P2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officeooo:rsid="00234187" officeooo:paragraph-rsid="00234187" style:font-size-asian="10pt" style:font-size-complex="10pt"/>
    </style:style>
    <style:style style:name="P2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officeooo:rsid="0023e68d" officeooo:paragraph-rsid="0023e68d" style:font-size-asian="10pt" style:font-size-complex="10pt"/>
    </style:style>
    <style:style style:name="P2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officeooo:rsid="0025b276" officeooo:paragraph-rsid="0025b276" style:font-size-asian="10pt" style:font-size-complex="10pt"/>
    </style:style>
    <style:style style:name="P2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officeooo:rsid="00266de0" officeooo:paragraph-rsid="00266de0" style:font-size-asian="10pt" style:font-size-complex="10pt"/>
    </style:style>
    <style:style style:name="P2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officeooo:rsid="00266de0" officeooo:paragraph-rsid="00271f5c" style:font-size-asian="10pt" style:font-size-complex="10pt"/>
    </style:style>
    <style:style style:name="P2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officeooo:rsid="00271f5c" officeooo:paragraph-rsid="00271f5c" style:font-size-asian="10pt" style:font-size-complex="10pt"/>
    </style:style>
    <style:style style:name="P2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officeooo:paragraph-rsid="001a0466" style:font-size-asian="10pt" style:font-size-complex="10pt"/>
    </style:style>
    <style:style style:name="P3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officeooo:rsid="0022aa47" officeooo:paragraph-rsid="0022aa47" style:font-size-asian="10pt" style:font-size-complex="10pt"/>
    </style:style>
    <style:style style:name="P3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0pt" officeooo:rsid="0029c410" officeooo:paragraph-rsid="0029c410" style:font-size-asian="10pt" style:font-size-complex="10pt"/>
    </style:style>
    <style:style style:name="P3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rsid="001ae520" officeooo:paragraph-rsid="001ae520"/>
    </style:style>
    <style:style style:name="P3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rsid="001e657d" officeooo:paragraph-rsid="001e657d"/>
    </style:style>
    <style:style style:name="P3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rsid="00234187" officeooo:paragraph-rsid="00234187"/>
    </style:style>
    <style:style style:name="P3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rsid="00234187" officeooo:paragraph-rsid="0025b276"/>
    </style:style>
    <style:style style:name="P3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rsid="0025b276" officeooo:paragraph-rsid="0025b276"/>
    </style:style>
    <style:style style:name="P37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/>
    </style:style>
    <style:style style:name="P38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officeooo:paragraph-rsid="001a0466"/>
    </style:style>
    <style:style style:name="P3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1e657d" officeooo:paragraph-rsid="001e657d"/>
    </style:style>
    <style:style style:name="P4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fo:font-size="10pt" officeooo:rsid="001e657d" officeooo:paragraph-rsid="001e657d" style:font-size-asian="10pt" style:font-size-complex="10pt"/>
    </style:style>
    <style:style style:name="P4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fo:font-size="10pt" officeooo:rsid="0022aa47" officeooo:paragraph-rsid="0022aa47" style:font-size-asian="10pt" style:font-size-complex="10pt"/>
    </style:style>
    <style:style style:name="P4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fo:font-size="10pt" officeooo:rsid="00266de0" officeooo:paragraph-rsid="00266de0" style:font-size-asian="10pt" style:font-size-complex="10pt"/>
    </style:style>
    <style:style style:name="P4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fo:font-size="10pt" officeooo:rsid="00271f5c" officeooo:paragraph-rsid="00271f5c" style:font-size-asian="10pt" style:font-size-complex="10pt"/>
    </style:style>
    <style:style style:name="P4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fo:font-size="10pt" officeooo:rsid="0022aa47" officeooo:paragraph-rsid="0022aa47" style:font-size-asian="8.75pt" style:font-size-complex="10pt"/>
    </style:style>
    <style:style style:name="P4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fo:font-size="10pt" officeooo:rsid="0022d19c" officeooo:paragraph-rsid="0022d19c" style:font-size-asian="8.75pt" style:font-size-complex="10pt"/>
    </style:style>
    <style:style style:name="P4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22d19c" officeooo:paragraph-rsid="0022d19c"/>
    </style:style>
    <style:style style:name="P4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234187" officeooo:paragraph-rsid="00234187"/>
    </style:style>
    <style:style style:name="P48" style:family="paragraph" style:parent-style-name="Text_20_body">
      <style:paragraph-properties fo:line-height="115%" fo:text-align="start" style:justify-single-word="false" style:writing-mode="lr-tb">
        <style:tab-stops/>
      </style:paragraph-properties>
      <style:text-properties officeooo:rsid="001e657d" officeooo:paragraph-rsid="001e657d"/>
    </style:style>
    <style:style style:name="P49" style:family="paragraph" style:parent-style-name="Text_20_body">
      <style:paragraph-properties fo:line-height="115%" fo:text-align="start" style:justify-single-word="false" style:writing-mode="lr-tb">
        <style:tab-stops/>
      </style:paragraph-properties>
      <style:text-properties officeooo:rsid="0022aa47" officeooo:paragraph-rsid="0022aa47"/>
    </style:style>
    <style:style style:name="P50" style:family="paragraph" style:parent-style-name="Text_20_body">
      <style:paragraph-properties fo:line-height="115%" fo:text-align="start" style:justify-single-word="false" style:writing-mode="lr-tb">
        <style:tab-stops/>
      </style:paragraph-properties>
      <style:text-properties style:font-name="Liberation Serif"/>
    </style:style>
    <style:style style:name="P51" style:family="paragraph" style:parent-style-name="Text_20_body">
      <style:paragraph-properties fo:line-height="115%" fo:text-align="start" style:justify-single-word="false" style:writing-mode="lr-tb">
        <style:tab-stops/>
      </style:paragraph-properties>
      <style:text-properties style:font-name="Liberation Serif" officeooo:rsid="001e657d" officeooo:paragraph-rsid="001e657d"/>
    </style:style>
    <style:style style:name="P52" style:family="paragraph" style:parent-style-name="Standard">
      <style:text-properties officeooo:paragraph-rsid="00131441"/>
    </style:style>
    <style:style style:name="P53" style:family="paragraph" style:parent-style-name="Standard">
      <style:paragraph-properties fo:text-align="center" style:justify-single-word="false"/>
      <style:text-properties officeooo:paragraph-rsid="0022aa47"/>
    </style:style>
    <style:style style:name="P54" style:family="paragraph" style:parent-style-name="Standard">
      <style:text-properties fo:font-size="10pt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fo:color="#355269" loext:opacity="100%"/>
    </style:style>
    <style:style style:name="T3" style:family="text">
      <style:text-properties fo:color="#355269" loext:opacity="100%" fo:font-size="8pt" style:font-size-asian="8pt" style:font-size-complex="8pt"/>
    </style:style>
    <style:style style:name="T4" style:family="text">
      <style:text-properties fo:color="#355269" loext:opacity="100%" style:font-name="Liberation Serif" fo:font-size="8pt" style:font-size-asian="8pt" style:font-size-complex="8pt"/>
    </style:style>
    <style:style style:name="T5" style:family="text">
      <style:text-properties fo:color="#355269" loext:opacity="100%" fo:font-size="10pt" style:font-size-asian="10pt" style:font-size-complex="10pt"/>
    </style:style>
    <style:style style:name="T6" style:family="text">
      <style:text-properties fo:color="#355269" loext:opacity="100%" fo:font-size="10pt" officeooo:rsid="0022d19c" style:font-size-asian="10pt" style:font-size-complex="10pt"/>
    </style:style>
    <style:style style:name="T7" style:family="text">
      <style:text-properties fo:color="#355269" loext:opacity="100%" fo:font-size="10pt" officeooo:rsid="00234187" style:font-size-asian="10pt" style:font-size-complex="10pt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0pt" style:font-size-asian="10pt" style:font-size-complex="10pt"/>
    </style:style>
    <style:style style:name="T10" style:family="text">
      <style:text-properties style:font-name="Liberation Serif" fo:font-size="10pt" officeooo:rsid="00234187" style:font-size-asian="10pt" style:font-size-complex="10pt"/>
    </style:style>
    <style:style style:name="T11" style:family="text">
      <style:text-properties style:font-name="Liberation Serif" fo:font-size="10pt" officeooo:rsid="00266de0" style:font-size-asian="10pt" style:font-size-complex="10pt"/>
    </style:style>
    <style:style style:name="T12" style:family="text">
      <style:text-properties style:font-name="Liberation Serif" fo:font-size="8pt" style:font-size-asian="8pt" style:font-size-complex="8pt"/>
    </style:style>
    <style:style style:name="T13" style:family="text">
      <style:text-properties style:font-name="Liberation Serif" officeooo:rsid="001ba559"/>
    </style:style>
    <style:style style:name="T14" style:family="text">
      <style:text-properties style:font-name="Liberation Serif" officeooo:rsid="001c5e69"/>
    </style:style>
    <style:style style:name="T15" style:family="text">
      <style:text-properties style:font-name="Liberation Serif" officeooo:rsid="002a4bc9"/>
    </style:style>
    <style:style style:name="T16" style:family="text">
      <style:text-properties style:font-name="Liberation Serif" officeooo:rsid="002c32d5"/>
    </style:style>
    <style:style style:name="T17" style:family="text">
      <style:text-properties officeooo:rsid="001d1b0b"/>
    </style:style>
    <style:style style:name="T18" style:family="text">
      <style:text-properties officeooo:rsid="002171b4"/>
    </style:style>
    <style:style style:name="T19" style:family="text">
      <style:text-properties officeooo:rsid="0022d19c"/>
    </style:style>
    <style:style style:name="T20" style:family="text">
      <style:text-properties officeooo:rsid="00234187"/>
    </style:style>
    <style:style style:name="T21" style:family="text">
      <style:text-properties officeooo:rsid="0023e68d"/>
    </style:style>
    <style:style style:name="T22" style:family="text">
      <style:text-properties officeooo:rsid="00266de0"/>
    </style:style>
    <style:style style:name="T23" style:family="text">
      <style:text-properties officeooo:rsid="00271f5c"/>
    </style:style>
    <style:style style:name="T24" style:family="text">
      <style:text-properties officeooo:rsid="002825ba"/>
    </style:style>
    <style:style style:name="T25" style:family="text">
      <style:text-properties officeooo:rsid="0029c410"/>
    </style:style>
    <style:style style:name="T26" style:family="text">
      <style:text-properties officeooo:rsid="002d089e"/>
    </style:style>
    <style:style style:name="T27" style:family="text">
      <style:text-properties officeooo:rsid="002e0e0b"/>
    </style:style>
    <style:style style:name="T28" style:family="text">
      <style:text-properties fo:font-weight="bold" officeooo:rsid="0022aa4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3">PAGE INDEX</text:p>
      <text:p text:style-name="P1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A"/>
        <table:table-column table:style-name="Tableau2.F"/>
        <table:table-row table:style-name="Tableau2.1">
          <table:table-cell table:style-name="Tableau2.A1" office:value-type="string">
            <text:p text:style-name="P37">fichier</text:p>
          </table:table-cell>
          <table:table-cell table:style-name="Tableau2.A1" office:value-type="string">
            <text:p text:style-name="P37">Lignes de code testée</text:p>
          </table:table-cell>
          <table:table-cell table:style-name="Tableau2.A1" office:value-type="string">
            <text:p text:style-name="P2">fonction testée</text:p>
          </table:table-cell>
          <table:table-cell table:style-name="Tableau2.A1" office:value-type="string">
            <text:p text:style-name="P2">résultat attendu</text:p>
          </table:table-cell>
          <table:table-cell table:style-name="Tableau2.A1" office:value-type="string">
            <text:p text:style-name="P2">comment vérifier la fonction</text:p>
          </table:table-cell>
          <table:table-cell table:style-name="Tableau2.F1" office:value-type="string">
            <text:p text:style-name="P2">Problèmes possibles</text:p>
          </table:table-cell>
        </table:table-row>
        <table:table-row table:style-name="Tableau2.2">
          <table:table-cell table:style-name="Tableau2.A2" office:value-type="string">
            <text:p text:style-name="P16">allProducts.js</text:p>
          </table:table-cell>
          <table:table-cell table:style-name="Tableau2.B2" office:value-type="string">
            <text:p text:style-name="P14"><text:span text:style-name="T8">1</text:span><text:span text:style-name="T13">4</text:span><text:span text:style-name="T8"> – 9</text:span><text:span text:style-name="T15">0</text:span></text:p>
          </table:table-cell>
          <table:table-cell table:style-name="Tableau2.C2" office:value-type="string">
            <text:p text:style-name="P50">getProducts()</text:p>
          </table:table-cell>
          <table:table-cell table:style-name="Tableau2.D2" office:value-type="string">
            <text:p text:style-name="P28">Chercher les produits dans l’API par rapport au type de produits.et les affiches sur la page</text:p>
          </table:table-cell>
          <table:table-cell table:style-name="Tableau2.E2" office:value-type="string">
            <text:p text:style-name="P28">Récupéré les réponses du Fetch,si il renvois une valeur « ok » alors les produits sont affichés, sinon une erreurs est affichée</text:p>
          </table:table-cell>
          <table:table-cell table:style-name="Tableau2.F2" office:value-type="string">
            <text:p text:style-name="P28">Le type de produit rechercher ne soit pas correct et donc renvois une erreurs de fetch</text:p>
          </table:table-cell>
        </table:table-row>
      </table:table>
      <text:p text:style-name="P54"/>
      <text:p text:style-name="P1"/>
      <text:p text:style-name="P1"/>
      <text:p text:style-name="P1"/>
      <text:p text:style-name="P13">PAGE PRODUIT</text:p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A"/>
        <table:table-column table:style-name="Tableau3.F"/>
        <table:table-row table:style-name="Tableau3.1">
          <table:table-cell table:style-name="Tableau3.A1" office:value-type="string">
            <text:p text:style-name="P38">fichier</text:p>
          </table:table-cell>
          <table:table-cell table:style-name="Tableau3.A1" office:value-type="string">
            <text:p text:style-name="P38">Lignes de code testée</text:p>
          </table:table-cell>
          <table:table-cell table:style-name="Tableau3.A1" office:value-type="string">
            <text:p text:style-name="P3">fonction testée</text:p>
          </table:table-cell>
          <table:table-cell table:style-name="Tableau3.A1" office:value-type="string">
            <text:p text:style-name="P3">résultat attendu</text:p>
          </table:table-cell>
          <table:table-cell table:style-name="Tableau3.A1" office:value-type="string">
            <text:p text:style-name="P3">comment vérifier la fonction</text:p>
          </table:table-cell>
          <table:table-cell table:style-name="Tableau3.F1" office:value-type="string">
            <text:p text:style-name="P3">Problèmes possibles</text:p>
          </table:table-cell>
        </table:table-row>
        <table:table-row table:style-name="Tableau3.1">
          <table:table-cell table:style-name="Tableau3.A2" office:value-type="string">
            <text:p text:style-name="P17">product.js</text:p>
          </table:table-cell>
          <table:table-cell table:style-name="Tableau3.B2" office:value-type="string">
            <text:p text:style-name="P15"><text:span text:style-name="T8">1</text:span><text:span text:style-name="T14">2</text:span><text:span text:style-name="T8"> - </text:span><text:span text:style-name="T14">2</text:span><text:span text:style-name="T16">7</text:span><text:span text:style-name="T14">8</text:span></text:p>
          </table:table-cell>
          <table:table-cell table:style-name="Tableau3.C2" office:value-type="string">
            <text:p text:style-name="P4"><text:span text:style-name="T1">getProduct</text:span>(<text:span text:style-name="T3">param1,param2</text:span><text:span text:style-name="T2">)</text:span></text:p>
            <text:p text:style-name="P17"/>
          </table:table-cell>
          <table:table-cell table:style-name="Tableau3.D2" office:value-type="string">
            <text:p text:style-name="P15"><text:span text:style-name="T9">Cherche un produit précis par rapport à son type (</text:span><text:span text:style-name="T4">param1</text:span><text:span text:style-name="T9">) et son id (</text:span><text:span text:style-name="T4">param2</text:span><text:span text:style-name="T9">) et les affiches sur la page</text:span></text:p>
          </table:table-cell>
          <table:table-cell table:style-name="Tableau3.E2" office:value-type="string">
            <text:p text:style-name="P29">Tester avec plusieurs produits de type et id différents</text:p>
          </table:table-cell>
          <table:table-cell table:style-name="Tableau3.F2" office:value-type="string">
            <text:p text:style-name="P29">Le type et l’id du produit rechercher n’est pas correct et donc renvois une erreurs de fetch</text:p>
          </table:table-cell>
        </table:table-row>
        <table:table-row table:style-name="Tableau3.1">
          <table:table-cell table:style-name="Tableau3.A3" office:value-type="string">
            <text:p text:style-name="P17">product.js</text:p>
          </table:table-cell>
          <table:table-cell table:style-name="Tableau3.B3" office:value-type="string">
            <text:p text:style-name="P15"><text:span text:style-name="T14">283</text:span><text:span text:style-name="T8"> - </text:span><text:span text:style-name="T14">292</text:span></text:p>
          </table:table-cell>
          <table:table-cell table:style-name="Tableau3.C3" office:value-type="string">
            <text:p text:style-name="P4"><text:span text:style-name="T1">verifQuantite</text:span>(<text:span text:style-name="T3">target</text:span>)</text:p>
            <text:p text:style-name="P17"/>
          </table:table-cell>
          <table:table-cell table:style-name="Tableau3.D3" office:value-type="string">
            <text:p text:style-name="P15"><text:span text:style-name="T9">Verifie que la valeur de l’input <text:s/>‘quantité’ (</text:span><text:span text:style-name="T4">target</text:span><text:span text:style-name="T9">) soit compris entre &lt;</text:span><text:span text:style-name="T12">1</text:span><text:span text:style-name="T9">&gt; et &lt;</text:span><text:span text:style-name="T12">100</text:span><text:span text:style-name="T9">&gt;</text:span></text:p>
          </table:table-cell>
          <table:table-cell table:style-name="Tableau3.E3" office:value-type="string">
            <text:p text:style-name="P29">Entrer différents chiffres compris entre &lt; -50 &amp; 50 &gt;</text:p>
            <text:p text:style-name="P29">et observer la réaction de la fonction </text:p>
          </table:table-cell>
          <table:table-cell table:style-name="Tableau3.F3" office:value-type="string">
            <text:p text:style-name="P29">Possibilités qu’il laisse passer une valeur invalide</text:p>
            <text:p text:style-name="P29">et l’enregistre dans le local storage, faussant le prix du panier</text:p>
          </table:table-cell>
        </table:table-row>
        <table:table-row table:style-name="Tableau3.1">
          <table:table-cell table:style-name="Tableau3.A4" office:value-type="string">
            <text:p text:style-name="P32">product.js</text:p>
          </table:table-cell>
          <table:table-cell table:style-name="Tableau3.B4" office:value-type="string">
            <text:p text:style-name="P32"><text:span text:style-name="T17">295</text:span> - 3<text:span text:style-name="T17">04</text:span></text:p>
          </table:table-cell>
          <table:table-cell table:style-name="Tableau3.C4" office:value-type="string">
            <text:p text:style-name="P32">visualAdd(<text:span text:style-name="T3">param</text:span>)</text:p>
          </table:table-cell>
          <table:table-cell table:style-name="Tableau3.D4" office:value-type="string">
            <text:p text:style-name="P18">Effet visuel de validation, Appeler lorsqu’un élément est ajouté dans le panier </text:p>
          </table:table-cell>
          <table:table-cell table:style-name="Tableau3.E4" office:value-type="string">
            <text:p text:style-name="P18">Ajouter plusieurs produits, différents ou pas et observer si le message apparais bien</text:p>
          </table:table-cell>
          <table:table-cell table:style-name="Tableau3.F4" office:value-type="string">
            <text:p text:style-name="P18">Possibilités que le message ne s’affiche pas, ou que son contenue sois faux</text:p>
          </table:table-cell>
        </table:table-row>
        <table:table-row table:style-name="Tableau3.1">
          <table:table-cell table:style-name="Tableau3.A5" office:value-type="string">
            <text:p text:style-name="P32">product.js</text:p>
          </table:table-cell>
          <table:table-cell table:style-name="Tableau3.B5" office:value-type="string">
            <text:p text:style-name="P32">3<text:span text:style-name="T17">06</text:span> - 3<text:span text:style-name="T17">15</text:span></text:p>
          </table:table-cell>
          <table:table-cell table:style-name="Tableau3.C5" office:value-type="string">
            <text:p text:style-name="P32">visualerror(<text:span text:style-name="T3">param</text:span>)</text:p>
          </table:table-cell>
          <table:table-cell table:style-name="Tableau3.D5" office:value-type="string">
            <text:p text:style-name="P18">Effet visuel d’erreur quand un produit ne peut pas être ajouter au panier</text:p>
          </table:table-cell>
          <table:table-cell table:style-name="Tableau3.E5" office:value-type="string">
            <text:p text:style-name="P18">Ajouter plusieurs produits, différents ou pas et observer si le message apparais bien</text:p>
          </table:table-cell>
          <table:table-cell table:style-name="Tableau3.F5" office:value-type="string">
            <text:p text:style-name="P18">Possibilités que le message ne s’affiche pas, ou que son contenue sois faux</text:p>
          </table:table-cell>
        </table:table-row>
      </table:table>
      <text:p text:style-name="P53"><text:soft-page-break/><text:span text:style-name="T28">PAGE PANIER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A"/>
        <table:table-column table:style-name="Tableau4.F"/>
        <table:table-row table:style-name="Tableau4.1">
          <table:table-cell table:style-name="Tableau4.A1" office:value-type="string">
            <text:p text:style-name="P38">fichier</text:p>
          </table:table-cell>
          <table:table-cell table:style-name="Tableau4.A1" office:value-type="string">
            <text:p text:style-name="P38">Lignes de code testée</text:p>
          </table:table-cell>
          <table:table-cell table:style-name="Tableau4.A1" office:value-type="string">
            <text:p text:style-name="P3">fonction testée</text:p>
          </table:table-cell>
          <table:table-cell table:style-name="Tableau4.A1" office:value-type="string">
            <text:p text:style-name="P3">résultat attendu</text:p>
          </table:table-cell>
          <table:table-cell table:style-name="Tableau4.A1" office:value-type="string">
            <text:p text:style-name="P3">comment vérifier la fonction</text:p>
          </table:table-cell>
          <table:table-cell table:style-name="Tableau4.F1" office:value-type="string">
            <text:p text:style-name="P3">Problèmes possibles</text:p>
          </table:table-cell>
        </table:table-row>
        <table:table-row table:style-name="Tableau4.1">
          <table:table-cell table:style-name="Tableau4.A3" office:value-type="string">
            <text:p text:style-name="P47">cart.js</text:p>
          </table:table-cell>
          <table:table-cell table:style-name="Tableau4.B3" office:value-type="string">
            <text:p text:style-name="P34"><text:span text:style-name="T26">40</text:span>-<text:span text:style-name="T26">47</text:span></text:p>
          </table:table-cell>
          <table:table-cell table:style-name="Tableau4.C3" office:value-type="string">
            <text:p text:style-name="P33">panierVide()</text:p>
          </table:table-cell>
          <table:table-cell table:style-name="Tableau4.D3" office:value-type="string">
            <text:p text:style-name="P21">Affiche un message si le panier est vide</text:p>
          </table:table-cell>
          <table:table-cell table:style-name="Tableau4.E3" office:value-type="string">
            <text:p text:style-name="P25">Aller sur la page avant d’entrer un produit dans le panier</text:p>
          </table:table-cell>
          <table:table-cell table:style-name="Tableau4.F3" office:value-type="string">
            <text:p text:style-name="P19">Possibilités que le message ne s’affiche pas</text:p>
          </table:table-cell>
        </table:table-row>
        <table:table-row table:style-name="Tableau4.1">
          <table:table-cell table:style-name="Tableau4.A3" office:value-type="string">
            <text:p text:style-name="P34">cart.js</text:p>
          </table:table-cell>
          <table:table-cell table:style-name="Tableau4.B3" office:value-type="string">
            <text:p text:style-name="P34"><text:span text:style-name="T26">51</text:span>-<text:span text:style-name="T26">73</text:span></text:p>
          </table:table-cell>
          <table:table-cell table:style-name="Tableau4.C3" office:value-type="string">
            <text:p text:style-name="P51">creationDuTableau()</text:p>
          </table:table-cell>
          <table:table-cell table:style-name="Tableau4.D3" office:value-type="string">
            <text:p text:style-name="P39"><text:span text:style-name="T9">Création de l’espace qui </text:span><text:span text:style-name="T10">reçois</text:span><text:span text:style-name="T9"> tout les produits du panier</text:span></text:p>
          </table:table-cell>
          <table:table-cell table:style-name="Tableau4.E3" office:value-type="string">
            <text:p text:style-name="P25">Afficher sur la page si le server est accessible ou que des produit sont présents dans le localStorage</text:p>
          </table:table-cell>
          <table:table-cell table:style-name="Tableau4.F3" office:value-type="string">
            <text:p text:style-name="P19"><text:span text:style-name="T8">Possibilités que le </text:span><text:span text:style-name="T23">tableau</text:span><text:span text:style-name="T8"> ne s’affiche pas</text:span></text:p>
          </table:table-cell>
        </table:table-row>
        <table:table-row table:style-name="Tableau4.1">
          <table:table-cell table:style-name="Tableau4.A4" office:value-type="string">
            <text:p text:style-name="P47">cart.js</text:p>
          </table:table-cell>
          <table:table-cell table:style-name="Tableau4.B4" office:value-type="string">
            <text:p text:style-name="P47"><text:span text:style-name="T26">77</text:span>-<text:span text:style-name="T26">242</text:span></text:p>
          </table:table-cell>
          <table:table-cell table:style-name="Tableau4.C4" office:value-type="string">
            <text:p text:style-name="P48">getProductCart(<text:span text:style-name="T5">param * 7</text:span>)</text:p>
          </table:table-cell>
          <table:table-cell table:style-name="Tableau4.D4" office:value-type="string">
            <text:p text:style-name="P40">Reçois 7 paramètres qui va permettre de récupérer et d’afficher les produits <text:span text:style-name="T18">contenu dans le localStorage</text:span></text:p>
          </table:table-cell>
          <table:table-cell table:style-name="Tableau4.E4" office:value-type="string">
            <text:p text:style-name="P42">Tester avec un nombre différents de produit dans le panier</text:p>
          </table:table-cell>
          <table:table-cell table:style-name="Tableau4.F4" office:value-type="string">
            <text:p text:style-name="P19">Possibilités que l<text:span text:style-name="T23">es produit </text:span>ne s’affiche pas, <text:span text:style-name="T23">ou mal, ou avec des données erronées</text:span></text:p>
          </table:table-cell>
        </table:table-row>
        <table:table-row table:style-name="Tableau4.1">
          <table:table-cell table:style-name="Tableau4.A6" office:value-type="string">
            <text:p text:style-name="P34">cart.js</text:p>
          </table:table-cell>
          <table:table-cell table:style-name="Tableau4.B6" office:value-type="string">
            <text:p text:style-name="P34"><text:span text:style-name="T27">290</text:span>-<text:span text:style-name="T27">326</text:span></text:p>
          </table:table-cell>
          <table:table-cell table:style-name="Tableau4.C6" office:value-type="string">
            <text:p text:style-name="P8">resumPrice()</text:p>
          </table:table-cell>
          <table:table-cell table:style-name="Tableau4.D6" office:value-type="string">
            <text:p text:style-name="P46"><text:span text:style-name="T9">Boite qui affiche le prix tot</text:span><text:span text:style-name="T11">al</text:span><text:span text:style-name="T9"> de la commande et un bouton pour vider le panier</text:span></text:p>
          </table:table-cell>
          <table:table-cell table:style-name="Tableau4.E6" office:value-type="string">
            <text:p text:style-name="P25">Afficher sur la page si le server est accessible ou que des produit sont présents dans le localStorage</text:p>
          </table:table-cell>
          <table:table-cell table:style-name="Tableau4.F6" office:value-type="string">
            <text:p text:style-name="P19"><text:span text:style-name="T8">Possibilités que </text:span><text:span text:style-name="T23">la boite</text:span><text:span text:style-name="T8"> ne s’affiche pas </text:span><text:span text:style-name="T23">ou que sont contenu soit erronée</text:span></text:p>
          </table:table-cell>
        </table:table-row>
        <table:table-row table:style-name="Tableau4.1">
          <table:table-cell table:style-name="Tableau4.A6" office:value-type="string">
            <text:p text:style-name="P47">cart.js</text:p>
          </table:table-cell>
          <table:table-cell table:style-name="Tableau4.B6" office:value-type="string">
            <text:p text:style-name="P47"><text:span text:style-name="T27">263</text:span>-<text:span text:style-name="T27">285</text:span></text:p>
          </table:table-cell>
          <table:table-cell table:style-name="Tableau4.C6" office:value-type="string">
            <text:p text:style-name="P9">getAllprice()</text:p>
          </table:table-cell>
          <table:table-cell table:style-name="Tableau4.D6" office:value-type="string">
            <text:p text:style-name="P44">Récupère tout les prix et affiche la somme total dans la boite &lt; resumePrice&gt;</text:p>
          </table:table-cell>
          <table:table-cell table:style-name="Tableau4.E6" office:value-type="string">
            <text:p text:style-name="P25">Changer la quantité d’un produit</text:p>
          </table:table-cell>
          <table:table-cell table:style-name="Tableau4.F6" office:value-type="string">
            <text:p text:style-name="P20">Possibilités que le <text:span text:style-name="T24">prix</text:span> ne s’affiche pas,</text:p>
            <text:p text:style-name="P42">Le prix ne se met pas a jour au premier changement, mais bien au second</text:p>
          </table:table-cell>
        </table:table-row>
        <table:table-row table:style-name="Tableau4.1">
          <table:table-cell table:style-name="Tableau4.A7" office:value-type="string">
            <text:p text:style-name="P47">cart.js</text:p>
          </table:table-cell>
          <table:table-cell table:style-name="Tableau4.B7" office:value-type="string">
            <text:p text:style-name="P47">3<text:span text:style-name="T27">28</text:span> -3<text:span text:style-name="T27">41</text:span></text:p>
          </table:table-cell>
          <table:table-cell table:style-name="Tableau4.C7" office:value-type="string">
            <text:p text:style-name="P10">resumePriceScroll()</text:p>
          </table:table-cell>
          <table:table-cell table:style-name="Tableau4.D7" office:value-type="string">
            <text:p text:style-name="P45">S’active au scroll, permet de garder la boite &lt;resumPrice&gt; toujours visible dans la fenêtre <text:span text:style-name="T22">(la</text:span><text:span text:style-name="T23">r</text:span><text:span text:style-name="T22">geur comprise au dessus de 1400px)</text:span></text:p>
          </table:table-cell>
          <table:table-cell table:style-name="Tableau4.E7" office:value-type="string">
            <text:p text:style-name="P42">Dans une fenêtre avec une largeur supérieur à 1400px,</text:p>
            <text:p text:style-name="P42">scroller</text:p>
          </table:table-cell>
          <table:table-cell table:style-name="Tableau4.F7" office:value-type="string">
            <text:p text:style-name="P20">Possibilités que l<text:span text:style-name="T24">e script ne s’active pas , ou s’active dans une fenêtre avec une largeur inférieure à 1400px</text:span></text:p>
          </table:table-cell>
        </table:table-row>
        <table:table-row table:style-name="Tableau4.8">
          <table:table-cell table:style-name="Tableau4.A8" office:value-type="string">
            <text:p text:style-name="P47">cart.js</text:p>
          </table:table-cell>
          <table:table-cell table:style-name="Tableau4.B8" office:value-type="string">
            <text:p text:style-name="P47">2<text:span text:style-name="T27">47</text:span>-2<text:span text:style-name="T27">50</text:span></text:p>
          </table:table-cell>
          <table:table-cell table:style-name="Tableau4.C8" office:value-type="string">
            <text:p text:style-name="P7">refresh()</text:p>
          </table:table-cell>
          <table:table-cell table:style-name="Tableau4.D8" office:value-type="string">
            <text:p text:style-name="P41">Appeler après un <text:span text:style-name="T22">événement</text:span> qui a besoin d’actualisé la page</text:p>
          </table:table-cell>
          <table:table-cell table:style-name="Tableau4.E8" office:value-type="string">
            <text:p text:style-name="P42">La suppression d’un item ou du panier complet d<text:span text:style-name="T23">é</text:span>cl<text:span text:style-name="T23">e</text:span>nche la fonction</text:p>
          </table:table-cell>
          <table:table-cell table:style-name="Tableau4.F8" office:value-type="string">
            <text:p text:style-name="P20">Possibilités que le <text:span text:style-name="T24">script</text:span> ne s’<text:span text:style-name="T24">active</text:span> pa<text:span text:style-name="T24">s apres la suppression d’un item ou du panier complet </text:span></text:p>
          </table:table-cell>
        </table:table-row>
        <table:table-row table:style-name="Tableau4.9">
          <table:table-cell table:style-name="Tableau4.A9" office:value-type="string">
            <text:p text:style-name="P47">cart.js</text:p>
          </table:table-cell>
          <table:table-cell table:style-name="Tableau4.B9" office:value-type="string">
            <text:p text:style-name="P47">2<text:span text:style-name="T27">54</text:span>-2<text:span text:style-name="T27">60</text:span></text:p>
          </table:table-cell>
          <table:table-cell table:style-name="Tableau4.C9" office:value-type="string">
            <text:p text:style-name="P49">supprItem(<text:span text:style-name="T6">param1</text:span>)</text:p>
          </table:table-cell>
          <table:table-cell table:style-name="Tableau4.D9" office:value-type="string">
            <text:p text:style-name="P41">Supprime le produit indiqué</text:p>
            <text:p text:style-name="P41"><text:span text:style-name="T19">(param1) </text:span>avec une <text:s/><text:span text:style-name="T19">demande de </text:span>confirmation</text:p>
          </table:table-cell>
          <table:table-cell table:style-name="Tableau4.E9" office:value-type="string">
            <text:p text:style-name="P43">Si des produit son présent dans le panier, il est possible de les supprimer via un bouton qui déclenche la fonction</text:p>
          </table:table-cell>
          <table:table-cell table:style-name="Tableau4.F9" office:value-type="string">
            <text:p text:style-name="P20">Possibilités que <text:span text:style-name="T24">l’item ne soit pas retirer du panier</text:span></text:p>
          </table:table-cell>
        </table:table-row>
        <text:soft-page-break/>
        <table:table-row table:style-name="Tableau4.1">
          <table:table-cell table:style-name="Tableau4.A10" office:value-type="string">
            <text:p text:style-name="P34">form.js</text:p>
          </table:table-cell>
          <table:table-cell table:style-name="Tableau4.B10" office:value-type="string">
            <text:p text:style-name="P36">1-100</text:p>
          </table:table-cell>
          <table:table-cell table:style-name="Tableau4.C10" office:value-type="string">
            <text:p text:style-name="P6">form()</text:p>
          </table:table-cell>
          <table:table-cell table:style-name="Tableau4.D10" office:value-type="string">
            <text:p text:style-name="P30">Affiche le formulaire de soumission de commande, vérifie les champ remplis et envois les donnée entrée a la page de confirmation de commande</text:p>
          </table:table-cell>
          <table:table-cell table:style-name="Tableau4.E10" office:value-type="string">
            <text:p text:style-name="P26">Afficher sur la page si le server est accessible ou que des produit sont présents dans le localStorage</text:p>
          </table:table-cell>
          <table:table-cell table:style-name="Tableau4.F10" office:value-type="string">
            <text:p text:style-name="P20">Possibilités que le <text:span text:style-name="T24">formulaire</text:span> ne s’affiche pas</text:p>
          </table:table-cell>
        </table:table-row>
        <table:table-row table:style-name="Tableau4.1">
          <table:table-cell table:style-name="Tableau4.A11" office:value-type="string">
            <text:p text:style-name="P35">form.js</text:p>
          </table:table-cell>
          <table:table-cell table:style-name="Tableau4.B11" office:value-type="string">
            <text:p text:style-name="P36">103-206</text:p>
          </table:table-cell>
          <table:table-cell table:style-name="Tableau4.C11" office:value-type="string">
            <text:p text:style-name="P34">formIsValid(<text:span text:style-name="T5">param * 5</text:span>)</text:p>
          </table:table-cell>
          <table:table-cell table:style-name="Tableau4.D11" office:value-type="string">
            <text:p text:style-name="P22">Vérifie toutes les entrées des champs</text:p>
          </table:table-cell>
          <table:table-cell table:style-name="Tableau4.E11" office:value-type="string">
            <text:p text:style-name="P27">Validé le formulaire avec les champs vide ou avec des caractères</text:p>
          </table:table-cell>
          <table:table-cell table:style-name="Tableau4.F11" office:value-type="string">
            <text:p text:style-name="P20">Possibilités <text:span text:style-name="T24">de refuser une donnée ou de validé un champ incorrect</text:span></text:p>
          </table:table-cell>
        </table:table-row>
        <table:table-row table:style-name="Tableau4.1">
          <table:table-cell table:style-name="Tableau4.A12" office:value-type="string">
            <text:p text:style-name="P35">form.js</text:p>
          </table:table-cell>
          <table:table-cell table:style-name="Tableau4.B12" office:value-type="string">
            <text:p text:style-name="P36">123-137</text:p>
          </table:table-cell>
          <table:table-cell table:style-name="Tableau4.C12" office:value-type="string">
            <text:p text:style-name="P34">verifInput<text:span text:style-name="T21">s</text:span>(<text:span text:style-name="T5">param</text:span>)</text:p>
          </table:table-cell>
          <table:table-cell table:style-name="Tableau4.D12" office:value-type="string">
            <text:p text:style-name="P23">Verifie le champ (param) si il n’est pas vide ou qu’il contient au moins une lettre alphabetique ou un chiffre</text:p>
          </table:table-cell>
          <table:table-cell table:style-name="Tableau4.E12" office:value-type="string">
            <text:p text:style-name="P27">Validé le formulaire avec les champs vide ou avec des caractères</text:p>
          </table:table-cell>
          <table:table-cell table:style-name="Tableau4.F12" office:value-type="string">
            <text:p text:style-name="P20">Possibilités <text:span text:style-name="T24">de refuser une donnée ou de validé un champ incorrect</text:span></text:p>
          </table:table-cell>
        </table:table-row>
        <table:table-row table:style-name="Tableau4.1">
          <table:table-cell table:style-name="Tableau4.A13" office:value-type="string">
            <text:p text:style-name="P35">form.js</text:p>
          </table:table-cell>
          <table:table-cell table:style-name="Tableau4.B13" office:value-type="string">
            <text:p text:style-name="P36">138-157</text:p>
          </table:table-cell>
          <table:table-cell table:style-name="Tableau4.C13" office:value-type="string">
            <text:p text:style-name="P36">verifEmail<text:span text:style-name="T20">(</text:span><text:span text:style-name="T7">param</text:span><text:span text:style-name="T20">)</text:span></text:p>
          </table:table-cell>
          <table:table-cell table:style-name="Tableau4.D13" office:value-type="string">
            <text:p text:style-name="P24">Verifie si le champ de l’email n’est pas vide et qu’il correspond a un email valide</text:p>
          </table:table-cell>
          <table:table-cell table:style-name="Tableau4.E13" office:value-type="string">
            <text:p text:style-name="P27">Validé le formulaire avec les champs email vide ou avec des caractères</text:p>
          </table:table-cell>
          <table:table-cell table:style-name="Tableau4.F13" office:value-type="string">
            <text:p text:style-name="P20">Possibilités <text:span text:style-name="T24">de refuser une donnée ou de validé un champ incorrect</text:span></text:p>
          </table:table-cell>
        </table:table-row>
        <table:table-row table:style-name="Tableau4.1">
          <table:table-cell table:style-name="Tableau4.A14" office:value-type="string">
            <text:p text:style-name="P35">form.js</text:p>
          </table:table-cell>
          <table:table-cell table:style-name="Tableau4.B14" office:value-type="string">
            <text:p text:style-name="P36">167-174</text:p>
          </table:table-cell>
          <table:table-cell table:style-name="Tableau4.C14" office:value-type="string">
            <text:p text:style-name="P36">valide<text:span text:style-name="T20">(</text:span><text:span text:style-name="T7">param</text:span><text:span text:style-name="T20">)</text:span></text:p>
          </table:table-cell>
          <table:table-cell table:style-name="Tableau4.D14" office:value-type="string">
            <text:p text:style-name="P24">Si le champ est valide alors un effet visuel est ajouté </text:p>
          </table:table-cell>
          <table:table-cell table:style-name="Tableau4.E14" office:value-type="string">
            <text:p text:style-name="P27">Validé le formulaire avec les champs correctement remplis</text:p>
          </table:table-cell>
          <table:table-cell table:style-name="Tableau4.F14" office:value-type="string">
            <text:p text:style-name="P20">Possibilités <text:span text:style-name="T24">de refuser de validé un champ correct</text:span></text:p>
          </table:table-cell>
        </table:table-row>
        <table:table-row table:style-name="Tableau4.15">
          <table:table-cell table:style-name="Tableau4.A15" office:value-type="string">
            <text:p text:style-name="P35">form.js</text:p>
          </table:table-cell>
          <table:table-cell table:style-name="Tableau4.B15" office:value-type="string">
            <text:p text:style-name="P36">209-240</text:p>
          </table:table-cell>
          <table:table-cell table:style-name="Tableau4.C15" office:value-type="string">
            <text:p text:style-name="P36">post<text:span text:style-name="T20">(</text:span><text:span text:style-name="T5">data</text:span><text:span text:style-name="T20">)</text:span></text:p>
          </table:table-cell>
          <table:table-cell table:style-name="Tableau4.D15" office:value-type="string">
            <text:p text:style-name="P24">Recupere toutes les valeurs du formulaire et les envois avec la methode « post » et recupere l’orderId,</text:p>
            <text:p text:style-name="P24">le localStorage est vidé, et la fonction y stock l’orderId, et les valeurs du formulaire pour permettre l’affichage de la confirmation de commande</text:p>
          </table:table-cell>
          <table:table-cell table:style-name="Tableau4.E15" office:value-type="string">
            <text:p text:style-name="P27">Validé le formulaire, une redirection s’effectuera après 0,5seconde,</text:p>
          </table:table-cell>
          <table:table-cell table:style-name="Tableau4.F15" office:value-type="string">
            <text:p text:style-name="P20">Possibilités <text:span text:style-name="T24">d’envoyer des donnée incorrect et de ne pas être renvoyer vers la page de confirmation de commande</text:span></text:p>
          </table:table-cell>
        </table:table-row>
        <text:soft-page-break/>
        <table:table-row table:style-name="Tableau4.15">
          <table:table-cell table:style-name="Tableau4.A16" office:value-type="string">
            <text:p text:style-name="P47"><text:span text:style-name="T25">navC</text:span>art.js</text:p>
          </table:table-cell>
          <table:table-cell table:style-name="Tableau4.B16" office:value-type="string">
            <text:p text:style-name="Standard"><text:span text:style-name="T25">30</text:span>-<text:span text:style-name="T25">35</text:span></text:p>
          </table:table-cell>
          <table:table-cell table:style-name="Tableau4.C16" office:value-type="string">
            <text:p text:style-name="P12">serverInacessible()</text:p>
            <text:p text:style-name="P11"/>
          </table:table-cell>
          <table:table-cell table:style-name="Tableau4.D16" office:value-type="string">
            <text:p text:style-name="P21">Affiche un message si le server ne répond pas</text:p>
            <text:p text:style-name="P21">(server éteins)</text:p>
            <text:p text:style-name="P31">(il faut attendre environ 3 secondes)</text:p>
          </table:table-cell>
          <table:table-cell table:style-name="Tableau4.E16" office:value-type="string">
            <text:p text:style-name="P24">Afficher la page sans avoir démarrer le server</text:p>
          </table:table-cell>
          <table:table-cell table:style-name="Tableau4.F16" office:value-type="string">
            <text:p text:style-name="P19">Possibilités que le message ne s’affiche pa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H20M37S</meta:editing-duration>
    <meta:editing-cycles>22</meta:editing-cycles>
    <meta:generator>LibreOffice/7.0.5.2$Windows_X86_64 LibreOffice_project/64390860c6cd0aca4beafafcfd84613dd9dfb63a</meta:generator>
    <dc:date>2021-09-18T11:09:18.708000000</dc:date>
    <meta:document-statistic meta:table-count="3" meta:image-count="0" meta:object-count="0" meta:page-count="4" meta:paragraph-count="149" meta:word-count="949" meta:character-count="5823" meta:non-whitespace-character-count="5016"/>
  </office:meta>
</office:document-meta>
</file>